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TimeLocaleConverter.SqlTime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LocaleConverter.SqlTime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LocaleConverter.parse( Object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LocaleConverter.SqlTime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LocaleConverter.SqlTime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LocaleConverter.SqlTime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LocaleConverter.SqlTime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LocaleConverter.SqlTime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LocaleConverter.SqlTime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LocaleConverter.SqlTime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LocaleConverter.SqlTime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LocaleConverter.SqlTime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imeLocaleConverter.SqlTime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